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6Z0EAOP84j8" text:style-name="Internet_20_link" text:visited-style-name="Visited_20_Internet_20_Link">https://www.youtube.com/watch?v=6Z0EAOP84j8</text:a></text:p>
      <text:p text:style-name="Preformatted_20_Text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01:26:55.340974942</dc:date>
    <meta:generator>LibreOffice/6.2.4.2$MacOSX_X86_64 LibreOffice_project/2412653d852ce75f65fbfa83fb7e7b669a126d64</meta:generator>
    <meta:editing-duration>P1DT3H45M29S</meta:editing-duration>
    <meta:editing-cycles>47</meta:editing-cycles>
    <meta:document-statistic meta:table-count="0" meta:image-count="0" meta:object-count="0" meta:page-count="1" meta:paragraph-count="33" meta:word-count="149" meta:character-count="1551" meta:non-whitespace-character-count="1430"/>
  </office:meta>
</office:document-meta>
</file>